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bold"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bold"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bold"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50.00%" fo:text-align="left" fo:margin-top="12.00pt" fo:margin-bottom="6.00pt"/>
    </style:style>
    <style:style style:name="P2" style:family="paragraph">
      <style:paragraph-properties fo:line-height="150.00%" fo:text-align="justify" fo:margin-bottom="7.00pt"/>
    </style:style>
    <style:style style:name="P3" style:family="paragraph">
      <style:paragraph-properties fo:line-height="150.00%" fo:text-align="left"/>
    </style:style>
    <style:style style:name="P4" style:family="paragraph">
      <style:paragraph-properties fo:line-height="150.00%" fo:text-align="justify" fo:margin-bottom="7.00pt"/>
    </style:style>
    <style:style style:name="P5" style:family="paragraph">
      <style:paragraph-properties fo:line-height="150.00%" fo:text-align="left" fo:margin-top="12.00pt" fo:margin-bottom="6.00pt"/>
    </style:style>
    <style:style style:name="P6" style:family="paragraph">
      <style:paragraph-properties fo:line-height="150.00%" fo:text-align="justify" fo:margin-bottom="7.00pt"/>
    </style:style>
    <style:style style:name="P7" style:family="paragraph">
      <style:paragraph-properties fo:line-height="150.00%" fo:text-align="left" fo:margin-top="12.00pt" fo:margin-bottom="6.00pt"/>
    </style:style>
    <style:style style:name="P8" style:family="paragraph">
      <style:paragraph-properties fo:line-height="150.00%" fo:text-align="justify" fo:margin-bottom="7.00pt"/>
    </style:style>
    <style:style style:name="P9" style:family="paragraph">
      <style:paragraph-properties fo:line-height="150.00%" fo:text-align="left" fo:margin-top="12.00pt" fo:margin-bottom="6.00pt"/>
    </style:style>
    <style:style style:name="P10" style:family="paragraph">
      <style:paragraph-properties fo:line-height="150.00%" fo:text-align="justify" fo:margin-bottom="7.00pt"/>
    </style:style>
  </office:automatic-styles>
  <office:body>
    <office:text>
      <text:p text:style-name="P1"><text:span text:style-name="T1">Introduction</text:span></text:p>
      <text:p text:style-name="P2"><text:span text:style-name="T2">Le thème de notre projet est l’élaboration d’un lecteur mp3 audio en c++. L’utilisation des designs patterns nous serve à la description d'un arrangement récurrent de rôles et d'actions joués par des modules de notre logiciel. Nous nous sommes inspirés des modèles de lecteurs connus tels que vlc, media player. En rapport avec ces derniers, les fonctionnalités de notre lecteur sont : la lecture, la mise en pose de la lecture courante, l'arrêt, passer à la lecture suivante ou précente, augmentation du volume. Ainsi, nous avons utilisés la librairie SFML (Simple and Fast Multimedia Library) ainsi que un de ses compléments TGUI (Texus' Graphical User Interface) pour gérer l'interface graphique.</text:span></text:p>
      <text:p text:style-name="P2"><text:span text:style-name="T3">Mode de fonctionnement </text:span></text:p>
      <text:p text:style-name="P3"><text:span text:style-name="T4">Après exécution de la commande qui permet le lancement du programme, l'utilisateur choisit la musique audio qu'il souhaite jouer parmi celles présentes dans le dossier qui contient toutes les pistes.<text:s text:c="2"/></text:span></text:p>
      <text:p text:style-name="P3"><text:span text:style-name="T4"/></text:p>
      <text:p text:style-name="P3"><text:span text:style-name="T4">Avant de jouer, le joueur doit commencer par choisir le nom et le sexe de son</text:span></text:p>
      <text:p text:style-name="P3"><text:span text:style-name="T4">personnage. Ses statistiques, points de vie, force, etc, sont générés aléatoirement.</text:span></text:p>
      <text:p text:style-name="P3"><text:span text:style-name="T4">Le jeu démarre alors et le personnage se retrouve dans un sanatorium. Le scénario</text:span></text:p>
      <text:p text:style-name="P3"><text:span text:style-name="T4">est le suivant : Dieu, dans sa toute bonté et amour de l’humanité -encore</text:span></text:p>
      <text:p text:style-name="P3"><text:span text:style-name="T4">une fois, a répandu la peste dans le monde. Mais pas n’importe quelle peste. Il ne</text:span></text:p>
      <text:p text:style-name="P3"><text:span text:style-name="T4">veut pas des humains au paradis et les transforme donc en mort-vivant. Notre personnage</text:span></text:p>
      <text:p text:style-name="P3"><text:span text:style-name="T4">y a survécu par chance et se retrouve dans le fameux sanatorium peuplé</text:span></text:p>
      <text:p text:style-name="P3"><text:span text:style-name="T4">d’homme zombifiés par la pandémie. Un inconnu va lui faire une proposition qu’il</text:span></text:p>
      <text:p text:style-name="P3"><text:span text:style-name="T4">ne pourra pas refuser (et cela sans tête de cheval sur un lit). Nous comptions donc</text:span></text:p>
      <text:p text:style-name="P3"><text:span text:style-name="T4">faire un système de gestion de dommages liés à la peste et de statistiques que nous</text:span></text:p>
      <text:p text:style-name="P3"><text:span text:style-name="T4">pourrions changer nous même, en fonction également de l’ancien métier de notre</text:span></text:p>
      <text:p text:style-name="P3"><text:span text:style-name="T4">personnage.</text:span></text:p>
      <text:p text:style-name="P3"><text:span text:style-name="T4">Le monde est quadrillé : il est constitué de cases de 16*16 pixels. Une case peut</text:span></text:p>
      <text:p text:style-name="P3"><text:span text:style-name="T4">être un sol, un mur ou un élément du décor. Le personnage se déplace donc de</text:span></text:p>
      <text:p text:style-name="P3"><text:span text:style-name="T4">case en case, via des mouvements discrets (à l’image du jeu Pokemon). Certains</text:span></text:p>
      <text:p text:style-name="P3"><text:span text:style-name="T4">éléments du décor tels que l’armoire ou la table prennent plusieurs cases d’espace.</text:span></text:p>
      <text:p text:style-name="P3"><text:span text:style-name="T4">Un élément du décor peut être ou ne pas être accessible : un personnage peut aller</text:span></text:p>
      <text:p text:style-name="P3"><text:span text:style-name="T4">sur une case sol, cadavre ou porte ouverte (si tant est qu’on peut ouvrir une porte)</text:span></text:p>
      <text:p text:style-name="P3"><text:span text:style-name="T4">mais ne peut aller sur une case mur, armoire, table ou porte fermée.</text:span></text:p>
      <text:p text:style-name="P3"><text:span text:style-name="T4">Les actions possibles :</text:span></text:p>
      <text:p text:style-name="P3"><text:span text:style-name="T5">Déplacement<text:s/></text:span><text:span text:style-name="T6">Le personnage se déplace avec les touches directionnelles (touches</text:span></text:p>
      <text:p text:style-name="P3"><text:span text:style-name="T6">fléchées ou Z,Q,S,D). Le déplacement se lance si la case visée est accessible</text:span></text:p>
      <text:p text:style-name="P3"><text:span text:style-name="T6">et libre (aucun personnage ne s’y trouve) et dure un temps précis empêchant</text:span></text:p>
      <text:p text:style-name="P3"><text:span text:style-name="T6">tout autre action.</text:span></text:p>
      <text:p text:style-name="P3"><text:span text:style-name="T7">Attaque<text:s/></text:span><text:span text:style-name="T8">On attaque avec les clics de la souris. Le personnage étant au centre de</text:span></text:p>
      <text:p text:style-name="P3"><text:span text:style-name="T8">l’écran, il se tourne du côté où se trouve la souris (Nord, Sud, Est, Ouest).</text:span></text:p>
      <text:p text:style-name="P3"><text:span text:style-name="T8">L’attaque s’exécute donc sur la ou les cases voisines vers la/lesquels il est</text:span></text:p>
      <text:p text:style-name="P3"><text:span text:style-name="T8">tourné. L’attaque du clic gauche se fait en ligne droite depuis le personnage,</text:span></text:p>
      <text:p text:style-name="P3"><text:span text:style-name="T8">sur autant que cases que le veut la portée de l’arme équipée (portée=1 : 1</text:span></text:p>
      <text:p text:style-name="P3"><text:span text:style-name="T8">case, portée=2 : 2 cases...). L’attaque du clic droite s’effectue sur les 3 cases,</text:span></text:p>
      <text:p text:style-name="P3"><text:span text:style-name="T8">devant, devant à gauche et devant à droite du personnage. L’attaque, comme</text:span></text:p>
      <text:p text:style-name="P3"><text:span text:style-name="T8">le déplacement, prend un temps précis durant lequel le personnage ne peut</text:span></text:p>
      <text:p text:style-name="P3"><text:span text:style-name="T8">rien faire d’autre.</text:span></text:p>
      <text:p text:style-name="P3"><text:span text:style-name="T9">Soin</text:span></text:p>
      <text:p text:style-name="P3"><text:span text:style-name="T9">Inventaire<text:s/></text:span><text:span text:style-name="T10">On peut accéder à l’inventaire du personnage via la touche I. L’inventaire</text:span></text:p>
      <text:p text:style-name="P3"><text:span text:style-name="T10">s’affiche alors dans le terminal, affichant les objets à s’équiper ou se</text:span></text:p>
      <text:p text:style-name="P3"><text:span text:style-name="T10">déséquiper.</text:span></text:p>
      <text:p text:style-name="P3"><text:span text:style-name="T11">Interactions<text:s/></text:span><text:span text:style-name="T12">On peut interagir avec certains éléments du décors.</text:span></text:p>
      <text:p text:style-name="P3"><text:span text:style-name="T12">Concernant les PNJ : Concernant les PNJ : Les PNJ de ce jeu sont des zombies</text:span></text:p>
      <text:p text:style-name="P3"><text:span text:style-name="T12">hostiles. Ils détectent le personnage lorsque celui-ci est à huit cases d’eux (à vol d’oiseau) et tentent alors de s’en approcher. Partant du principe que les capacités</text:span></text:p>
      <text:p text:style-name="P3"><text:span text:style-name="T12">intellectuelles d’un zombie sont des plus limitées, nous avons restreint au mieux leur</text:span></text:p>
      <text:p text:style-name="P3"><text:span text:style-name="T12">intelligence artificiel de manière à ce qu’il soit facile de les semer : ils ne contourneront</text:span></text:p>
      <text:p text:style-name="P3"><text:span text:style-name="T12">aucun obstacle... ce sont des zombies, pas des dinosaures. Ils ne savent donc</text:span></text:p>
      <text:p text:style-name="P3"><text:span text:style-name="T12">pas non plus ouvrir une porte. Lorsqu’il sont à portée d’attaque (à une case), ils</text:span></text:p>
      <text:p text:style-name="P3"><text:span text:style-name="T12">attaquent. Tout comme le joueur, ils ont des statistiques, un équipement (des vêtements</text:span></text:p>
      <text:p text:style-name="P3"><text:span text:style-name="T12">et leurs griffes) et peuvent être touchés aux différents endroits du corps.</text:span></text:p>
      <text:p text:style-name="P3"><text:span text:style-name="T12">Lorsqu’ils meurent, ils sont remplacés par un cadavre, case accessible contenant</text:span></text:p>
      <text:p text:style-name="P4"><text:span text:style-name="T12">l’équipement du zombie. (Vous pourrez looter des mains de zombies !)</text:span></text:p>
      <text:p text:style-name="P5"><text:span text:style-name="T13">Description des classes</text:span></text:p>
      <text:p text:style-name="P6"><text:span text:style-name="T14"/></text:p>
      <text:p text:style-name="P7"><text:span text:style-name="T15">Patterns </text:span></text:p>
      <text:p text:style-name="P8"><text:span text:style-name="T16"/></text:p>
      <text:p text:style-name="P9"><text:span text:style-name="T17">Difficultés rencontrés</text:span></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text:p text:style-name="P10"><text:span text:style-name="T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